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6bd8d" officeooo:paragraph-rsid="0006bd8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6bd8d" officeooo:paragraph-rsid="0006bd8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6bd8d" officeooo:paragraph-rsid="0006bd8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6bd8d" officeooo:paragraph-rsid="0006bd8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6bd8d" officeooo:paragraph-rsid="0006bd8d" style:font-weight-asian="normal" style:font-weight-complex="normal"/>
    </style:style>
    <style:style style:name="T1" style:family="text">
      <style:text-properties officeooo:rsid="0006cb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vid Dang</text:p>
      <text:p text:style-name="P1">djd122</text:p>
      <text:p text:style-name="P1">11/30/18</text:p>
      <text:p text:style-name="P2">EECS 473 – PS<text:span text:style-name="T1">8</text:span></text:p>
      <text:p text:style-name="P2"/>
      <text:p text:style-name="P4">Link to Github code:</text:p>
      <text:p text:style-name="P4">Video: </text:p>
      <text:p text:style-name="P4"/>
      <text:p text:style-name="P4"/>
      <text:p text:style-name="P3">Theory of Operation</text:p>
      <text:p text:style-name="P4"/>
      <text:p text:style-name="P4"/>
      <text:p text:style-name="P4"/>
      <text:p text:style-name="P4"/>
      <text:p text:style-name="P3">Limitations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6:05:02.901056291</meta:creation-date>
    <dc:date>2018-11-27T16:06:36.817566970</dc:date>
    <meta:editing-duration>PT1M3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16" meta:character-count="95" meta:non-whitespace-character-count="85"/>
  </office:meta>
</office:document-meta>
</file>